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9b5908" style:font-size-asian="11pt" style:font-size-complex="11pt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fo:font-style="normal" officeooo:rsid="0494b492" style:font-style-asian="normal" style:font-style-complex="normal"/>
    </style:style>
    <style:style style:name="T58" style:family="text">
      <style:text-properties fo:font-style="normal" officeooo:rsid="0498bb58" style:font-style-asian="normal" style:font-style-complex="normal"/>
    </style:style>
    <style:style style:name="T59" style:family="text">
      <style:text-properties fo:font-style="normal" officeooo:rsid="04991670" style:font-style-asian="normal" style:font-style-complex="normal"/>
    </style:style>
    <style:style style:name="T60" style:family="text">
      <style:text-properties fo:font-style="normal" officeooo:rsid="049a1139" style:font-style-asian="normal" style:font-style-complex="normal"/>
    </style:style>
    <style:style style:name="T61" style:family="text">
      <style:text-properties fo:font-style="normal" officeooo:rsid="049a9aa4" style:font-style-asian="normal" style:font-style-complex="normal"/>
    </style:style>
    <style:style style:name="T62" style:family="text">
      <style:text-properties fo:font-style="normal" officeooo:rsid="049b485e" style:font-style-asian="normal" style:font-style-complex="normal"/>
    </style:style>
    <style:style style:name="T63" style:family="text">
      <style:text-properties fo:font-style="normal" officeooo:rsid="049b5908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c4f176"/>
    </style:style>
    <style:style style:name="T69" style:family="text">
      <style:text-properties officeooo:rsid="03b4652d"/>
    </style:style>
    <style:style style:name="T70" style:family="text">
      <style:text-properties officeooo:rsid="0473a949"/>
    </style:style>
    <style:style style:name="T71" style:family="text">
      <style:text-properties officeooo:rsid="0387836c"/>
    </style:style>
    <style:style style:name="T72" style:family="text">
      <style:text-properties officeooo:rsid="023c6ef8"/>
    </style:style>
    <style:style style:name="T73" style:family="text">
      <style:text-properties officeooo:rsid="023d86f1"/>
    </style:style>
    <style:style style:name="T74" style:family="text">
      <style:text-properties officeooo:rsid="023e4245"/>
    </style:style>
    <style:style style:name="T75" style:family="text">
      <style:text-properties style:font-name="EB Garamond 12 All SC"/>
    </style:style>
    <style:style style:name="T76" style:family="text">
      <style:text-properties style:font-name="EB Garamond 12 All SC" officeooo:rsid="03106751"/>
    </style:style>
    <style:style style:name="T77" style:family="text">
      <style:text-properties style:font-name="EB Garamond 12 All SC" officeooo:rsid="0450b646"/>
    </style:style>
    <style:style style:name="T78" style:family="text">
      <style:text-properties style:font-name="EB Garamond 12 All SC" officeooo:rsid="04665b4d"/>
    </style:style>
    <style:style style:name="T79" style:family="text">
      <style:text-properties style:font-name="EB Garamond 12 All SC" officeooo:rsid="048159db"/>
    </style:style>
    <style:style style:name="T80" style:family="text">
      <style:text-properties style:font-name="EB Garamond 12 All SC" officeooo:rsid="0494b492"/>
    </style:style>
    <style:style style:name="T81" style:family="text">
      <style:text-properties officeooo:rsid="02f83ef8"/>
    </style:style>
    <style:style style:name="T82" style:family="text">
      <style:text-properties officeooo:rsid="030feb5b"/>
    </style:style>
    <style:style style:name="T83" style:family="text">
      <style:text-properties officeooo:rsid="03106751"/>
    </style:style>
    <style:style style:name="T84" style:family="text">
      <style:text-properties officeooo:rsid="031f6f79"/>
    </style:style>
    <style:style style:name="T85" style:family="text">
      <style:text-properties officeooo:rsid="0303035b"/>
    </style:style>
    <style:style style:name="T86" style:family="text">
      <style:text-properties officeooo:rsid="01dff054"/>
    </style:style>
    <style:style style:name="T87" style:family="text">
      <style:text-properties officeooo:rsid="037ed729"/>
    </style:style>
    <style:style style:name="T88" style:family="text">
      <style:text-properties officeooo:rsid="043d7ddb"/>
    </style:style>
    <style:style style:name="T89" style:family="text">
      <style:text-properties officeooo:rsid="043e4192"/>
    </style:style>
    <style:style style:name="T90" style:family="text">
      <style:text-properties officeooo:rsid="044301de"/>
    </style:style>
    <style:style style:name="T91" style:family="text">
      <style:text-properties officeooo:rsid="0450b646"/>
    </style:style>
    <style:style style:name="T92" style:family="text">
      <style:text-properties officeooo:rsid="045cf227"/>
    </style:style>
    <style:style style:name="T93" style:family="text">
      <style:text-properties officeooo:rsid="046131e9"/>
    </style:style>
    <style:style style:name="T94" style:family="text">
      <style:text-properties officeooo:rsid="04665b4d"/>
    </style:style>
    <style:style style:name="T95" style:family="text">
      <style:text-properties officeooo:rsid="0468b6bd"/>
    </style:style>
    <style:style style:name="T96" style:family="text">
      <style:text-properties officeooo:rsid="047db8fc"/>
    </style:style>
    <style:style style:name="T97" style:family="text">
      <style:text-properties officeooo:rsid="048159db"/>
    </style:style>
    <style:style style:name="T98" style:family="text">
      <style:text-properties officeooo:rsid="0483ebb7"/>
    </style:style>
    <style:style style:name="T99" style:family="text">
      <style:text-properties officeooo:rsid="04854b88"/>
    </style:style>
    <style:style style:name="T100" style:family="text">
      <style:text-properties officeooo:rsid="04881b32"/>
    </style:style>
    <style:style style:name="T101" style:family="text">
      <style:text-properties style:font-name="EB Garamond 12" fo:font-size="11pt" fo:language="en" fo:country="US" fo:font-style="italic" officeooo:rsid="047eda79" style:font-size-asian="11pt" style:font-style-asian="italic" style:font-size-complex="11pt" style:font-style-complex="italic"/>
    </style:style>
    <style:style style:name="T102" style:family="text">
      <style:text-properties officeooo:rsid="0494b492"/>
    </style:style>
    <style:style style:name="T103" style:family="text">
      <style:text-properties officeooo:rsid="049914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8">Esser-</text:span>Skala, 20<text:span text:style-name="T83">20</text:span></text:p>
      <text:p text:style-name="P22"/>
      <text:p text:style-name="P22"/>
      <text:p text:style-name="P11">© 20<text:span text:style-name="T83">20</text:span> by Wolfgang <text:span text:style-name="T68">Esser-</text:span>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0"/>
      <text:p text:style-name="P12">Music engraving by LilyPond 2.18.0 (http://www.lilypond.org).<text:span text:style-name="T65"><text:line-break/>Front matter</text:span> typeset with EB Garamond (http://www.georgduffner.at/ebgaramond).</text:p>
      <text:p text:style-name="P22"/>
      <text:p text:style-name="P9">First <text:span text:style-name="T68">version</text:span>, <text:span text:style-name="T88">March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2">https://digital.staatsbibliothek-berlin.de/werkansicht/?PPN=PPN102370644x<text:line-break/><text:tab/></text:span>(siglum<text:span text:style-name="T70"> </text:span>Mus.<text:span text:style-name="T72">ms. 21401</text:span>)</text:p>
      <text:p text:style-name="P2"/>
      <text:p text:style-name="P58">In general, this edition closely follows the <text:span text:style-name="T71">manuscript. </text:span>Any<text:span text:style-name="T81"> </text:span>changes <text:span text:style-name="T6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8">Abbreviations: <text:span text:style-name="T85">A, alto; B, basso; fag, bassoon; </text:span>Ms, manuscript;<text:span text:style-name="T72"> ob, oboe; </text:span>org, organ; <text:span text:style-name="T86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60"><text:line-break/>5.3<text:tab/>33<text:tab/>org<text:tab/>last sixteenth in Ms: d′16</text:span><text:span text:style-name="T63"><text:line-break/><text:tab/>41<text:tab/>ob 1<text:tab/>last eighth in Ms: a″16–b″16</text:span><text:span text:style-name="T61"><text:line-break/><text:tab/>45<text:tab/>org<text:tab/>2nd quarter in Ms: d16–g16–b16–d′16</text:span><text:span text:style-name="T56"><text:line-break/>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87"> (bars in parentheses)</text:span>:<text:span text:style-name="T90"> 1.1, 1.3, 1.4 (14 to 16, 26), 1.5 (9), 1.6 (2 to 7), 2.1, 2.3 (4, 5, 12 to 19, 25, 29, 30, 51 to 60), 2.4 (4), 2.6, 3.1, 3.2 (17 to 23, 26), 3.3 (1, 6, 8, 29), 3.4 (12 to 15, 20), 4.1, 4.3 (16 to 18, 21 to 23, 47 to 51, 61 to 66), 4.5, 4.6, 5.1.</text:span> <text:span text:style-name="T84">The remaining bass figures were added by the editor.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2"> stoelzel-jesu-deine-passion</text:span>). Your help will be greatly appreciated.</text:p>
      <text:p text:style-name="P8"/>
      <text:p text:style-name="P8"/>
      <text:p text:style-name="P8"><text:span text:style-name="T5">Salzburg, </text:span><text:span text:style-name="T12">February</text:span><text:span text:style-name="T5"> 20</text:span><text:span text:style-name="T6">20</text:span><text:line-break/>Wolfgang <text:span text:style-name="T69">Esser-</text:span>Skala</text:p>
      <text:p text:style-name="P17"><text:soft-page-break/></text:p>
      <text:p text:style-name="P27"/>
      <text:p text:style-name="P24">C O N T E N T S</text:p>
      <text:p text:style-name="P24"/>
      <text:p text:style-name="P18"/>
      <text:p text:style-name="P18"><text:span text:style-name="T76">e</text:span><text:span text:style-name="T75"> r s t e <text:s text:c="2"/>b e t r a c h t u n g</text:span></text:p>
      <text:p text:style-name="P13"/>
      <text:p text:style-name="P29">1<text:span text:style-name="T74">.1</text:span><text:tab/>Choral: <text:tab/><text:span text:style-name="T83">Jeſu, Deine Paßion<text:tab/>3</text:span><text:line-break/><text:line-break/><text:span text:style-name="T73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9"/>
      <text:p text:style-name="P29"/>
      <text:p text:style-name="P33"><text:span text:style-name="T89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3"/>
      <text:p text:style-name="P33"/>
      <text:p text:style-name="P34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4"/>
      <text:p text:style-name="P34"/>
      <text:p text:style-name="P35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5"/>
      <text:p text:style-name="P35"/>
      <text:p text:style-name="P36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6"/>
      <text:p text:style-name="P36"/>
      <text:p text:style-name="P37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7"/>
      <text:p text:style-name="P37"/>
      <text:p text:style-name="P19"><text:span text:style-name="T77">z w e y t e</text:span><text:span text:style-name="T75"> <text:s text:c="2"/>b e t r a c h t u n g</text:span></text:p>
      <text:p text:style-name="P14"/>
      <text:p text:style-name="P30"><text:span text:style-name="T91">2.1</text:span><text:tab/>Choral:<text:span text:style-name="T91"><text:tab/>Judas, der Verräther, küßt<text:tab/>1</text:span><text:span text:style-name="T20"><text:line-break/><text:line-break/></text:span><text:span text:style-name="T91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0"><text:line-break/></text:p>
      <text:p text:style-name="P40"><text:soft-page-break/><text:span text:style-name="T91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0"/>
      <text:p text:style-name="P40"/>
      <text:p text:style-name="P41"><text:span text:style-name="T92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1"/>
      <text:p text:style-name="P41"/>
      <text:p text:style-name="P42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93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2"/>
      <text:p text:style-name="P42"/>
      <text:p text:style-name="P43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3"/>
      <text:p text:style-name="P43"/>
      <text:p text:style-name="P44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8"/>
      <text:p text:style-name="P38"/>
      <text:p text:style-name="P20"><text:span text:style-name="T78">d r i t t e</text:span><text:span text:style-name="T75"> <text:s text:c="2"/>b e t r a c h t u n g</text:span></text:p>
      <text:p text:style-name="P15"/>
      <text:p text:style-name="P31"><text:span text:style-name="T94">3.1</text:span><text:tab/>Choral:<text:span text:style-name="T94"><text:tab/>Jeſu, der du wollen büßen<text:tab/>1</text:span><text:span text:style-name="T29"><text:line-break/><text:line-break/></text:span><text:span text:style-name="T94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1"/>
      <text:p text:style-name="P31"/>
      <text:p text:style-name="P45"><text:span text:style-name="T94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95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95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95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95">&amp;</text:span><text:span text:style-name="T31"><text:tab/></text:span><text:span text:style-name="T37">was</text:span><text:span text:style-name="T31"> ſpeyt man ihm<text:line-break/></text:span><text:span text:style-name="T95">Basſo</text:span><text:span text:style-name="T31"><text:tab/>ins heilge Angeſicht!</text:span></text:p>
      <text:p text:style-name="P45"/>
      <text:p text:style-name="P45"/>
      <text:p text:style-name="P46"><text:span text:style-name="T95">3</text:span>.3<text:tab/>Duetto:<text:tab/>Wehe dir verruchten Volcke<text:tab/>1<text:span text:style-name="T5"><text:line-break/><text:line-break/></text:span><text:span text:style-name="T95">Tenore</text:span><text:span text:style-name="T31"><text:tab/></text:span><text:span text:style-name="T5">Wehe dir verruchten Volcke,</text:span><text:span text:style-name="T31"><text:line-break/></text:span><text:span text:style-name="T95">&amp;</text:span><text:span text:style-name="T31"><text:tab/></text:span><text:span text:style-name="T5">wenn er auf dem Thron der Wolcke</text:span><text:span text:style-name="T31"><text:line-break/></text:span><text:span text:style-name="T95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6"/>
      <text:p text:style-name="P46"/>
      <text:p text:style-name="P47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7"/>
      <text:p text:style-name="P47"/>
      <text:p text:style-name="P48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9"><text:line-break/></text:p>
      <text:p text:style-name="P48"/>
      <text:p text:style-name="P50"><text:soft-page-break/><text:span text:style-name="T96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39"/>
      <text:p text:style-name="P39"/>
      <text:p text:style-name="P21"><text:span text:style-name="T79">v i e r t e</text:span><text:span text:style-name="T75"> <text:s text:c="2"/>b e t r a c h t u n g</text:span></text:p>
      <text:p text:style-name="P16"/>
      <text:p text:style-name="P32"><text:span text:style-name="T97">4.1</text:span><text:tab/>Choral:<text:span text:style-name="T97"><text:tab/> Jeſus für Pilato ſteht<text:tab/>1</text:span></text:p>
      <text:p text:style-name="P49"/>
      <text:p text:style-name="P51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1"/>
      <text:p text:style-name="P51"/>
      <text:p text:style-name="P52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99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2"/>
      <text:p text:style-name="P52"/>
      <text:p text:style-name="P53"><text:span text:style-name="T98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3"/>
      <text:p text:style-name="P53"/>
      <text:p text:style-name="P53"/>
      <text:p text:style-name="P54"><text:soft-page-break/><text:span text:style-name="T100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4"/>
      <text:p text:style-name="P54"/>
      <text:p text:style-name="P55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5"/>
      <text:p text:style-name="P55"/>
      <text:p text:style-name="P59">4.6<text:tab/>Choral:<text:tab/>Du ſpringst ins Todes Rachen<text:tab/>1<text:span text:style-name="T5"><text:line-break/><text:line-break/></text:span>Chor<text:span text:style-name="T5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61"/>
      <text:p text:style-name="P61"/>
      <text:p text:style-name="P56"><text:soft-page-break/><text:span text:style-name="T80">f ü n f t e</text:span><text:span text:style-name="T75"> <text:s text:c="2"/>b e t r a c h t u n g</text:span></text:p>
      <text:p text:style-name="P57"/>
      <text:p text:style-name="P60"><text:span text:style-name="T102">5.1</text:span><text:tab/>Choral:<text:span text:style-name="T102"><text:tab/>Hinweg, ihr irrdſchen Hindernißen<text:tab/>1</text:span><text:span text:style-name="T57"><text:line-break/><text:line-break/></text:span><text:span text:style-name="T102">Chor</text:span><text:span text:style-name="T57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60"/>
      <text:p text:style-name="P60"/>
      <text:p text:style-name="P62"><text:span text:style-name="T102">5</text:span>.2<text:tab/>Recitativo:<text:tab/>So trägſt du denn des Creutzes ſchwere Bürde<text:tab/>1<text:span text:style-name="T5"><text:line-break/><text:line-break/></text:span><text:span text:style-name="T103">Alto</text:span><text:span text:style-name="T5"><text:tab/>So trägſt du denn des Creutzes ſchwere Bürde,<text:line-break/><text:tab/>mein Jeſus, ſelbſt nach Golgatha.<text:line-break/><text:tab/>Ach, daß ich williglich</text:span><text:span text:style-name="T58"><text:line-break/><text:tab/></text:span><text:span text:style-name="T5">ein Simon von Cyrene würde<text:line-break/><text:tab/>und nähm dein Joch auf mich.<text:line-break/><text:tab/>Ach, folgt ich dir in deiner Schmach<text:line-break/><text:tab/>biß an die Schäde</text:span><text:span text:style-name="T58">l</text:span><text:span text:style-name="T5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2"/>
      <text:p text:style-name="P62"/>
      <text:p text:style-name="P63">5.3<text:tab/>Aria:<text:tab/>Verlöſcht denn deine Liebe nicht<text:tab/>1<text:span text:style-name="T5"><text:line-break/><text:line-break/></text:span>Alto<text:span text:style-name="T5"><text:tab/>Verlöſcht denn deine Liebe nicht,<text:line-break/><text:tab/>da um dein bloßes Angeſicht<text:line-break/><text:tab/>bereits die Todes Schatten ſchweben?<text:line-break/><text:tab/></text:span><text:span text:style-name="T62">Nein, d</text:span><text:span text:style-name="T5">u </text:span><text:span text:style-name="T59">willſt</text:span><text:span text:style-name="T5"> noch vor deinem Todt<text:line-break/><text:tab/>der Liebe</text:span><text:span text:style-name="T59">,</text:span><text:span text:style-name="T5"> holdes Abendroth</text:span><text:span text:style-name="T59">,</text:span><text:span text:style-name="T5"><text:line-break/><text:tab/>o Gnadenſonne</text:span><text:span text:style-name="T59">,</text:span><text:span text:style-name="T5"> von dir geben</text:span><text:span text:style-name="T5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5T18:12:20.297748238</dc:date>
    <dc:creator>Wolfgang Skala</dc:creator>
    <meta:editing-duration>P11DT14H5M31S</meta:editing-duration>
    <meta:editing-cycles>1047</meta:editing-cycles>
    <meta:generator>LibreOffice/4.2.8.2$Linux_X86_64 LibreOffice_project/420m0$Build-2</meta:generator>
    <meta:document-statistic meta:table-count="0" meta:image-count="1" meta:object-count="0" meta:page-count="11" meta:paragraph-count="48" meta:word-count="2315" meta:character-count="13697" meta:non-whitespace-character-count="11110"/>
  </office:meta>
</office:document-meta>
</file>